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돋움" svg:font-family="돋움" style:font-family-generic="modern" style:font-pitch="fixed"/>
    <style:font-face style:name="CG Times (WN)" svg:font-family="'CG Times (WN)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19.39pt"/>
    </style:style>
    <style:style style:name="co3" style:family="table-column">
      <style:table-column-properties fo:break-before="auto" style:column-width="67.01pt"/>
    </style:style>
    <style:style style:name="co4" style:family="table-column">
      <style:table-column-properties fo:break-before="auto" style:column-width="32.6pt"/>
    </style:style>
    <style:style style:name="co5" style:family="table-column">
      <style:table-column-properties fo:break-before="auto" style:column-width="26.39pt"/>
    </style:style>
    <style:style style:name="co6" style:family="table-column">
      <style:table-column-properties fo:break-before="auto" style:column-width="62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5.96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19.36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ta1" style:family="table" style:master-page-name="PageStyle_5f_20_20_Layer_20_IPE_20_Stackup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79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717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1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2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3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9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8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</style:style>
    <style:style style:name="ce59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8pt" fo:font-style="normal" fo:text-shadow="none" style:text-underline-style="none" fo:font-weight="normal" style:font-size-asian="18pt" style:font-style-asian="normal" style:font-weight-asian="normal" style:font-name-complex="돋움" style:font-size-complex="18pt" style:font-style-complex="normal" style:font-weight-complex="normal"/>
    </style:style>
    <style:style style:name="ce593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5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0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5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4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2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03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8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0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9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3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1.76pt solid #ff66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1.76pt solid #ff6600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8" style:family="table-cell" style:parent-style-name="Default">
      <style:table-cell-properties style:glyph-orientation-vertical="0" fo:border-bottom="1.76pt solid #ff6600" fo:background-color="#ffcc00" style:diagonal-bl-tr="none" style:diagonal-tl-br="none" style:text-align-source="fix" style:repeat-content="false" fo:wrap-option="no-wrap" fo:border-left="none" style:direction="ltr" fo:padding="2.01pt" fo:border-right="1.76pt solid #ff6600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9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41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표준_5f_구조도_28__29_" style:data-style-name="N232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7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6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9" style:family="table-cell" style:parent-style-name="표준_5f_구조도_28__29_" style:data-style-name="N2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표준_5f_구조도_28__29_" style:data-style-name="N2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표준_5f_구조도_28__29_" style:data-style-name="N2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표준_5f_구조도_28__29_" style:data-style-name="N2">
      <style:table-cell-properties style:glyph-orientation-vertical="0" fo:background-color="#00cc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표준_5f_구조도_28__29_" style:data-style-name="N2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표준_5f_구조도_28__29_" style:data-style-name="N2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표준_5f_구조도_28__29_" style:data-style-name="N2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표준_5f_구조도_28__29_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표준_5f_구조도_28__29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8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9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0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2.01pt" fo:border-right="0.74pt solid #3c3c3c" style:rotation-angle="0" style:rotation-align="none" style:shrink-to-fit="tru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4" style:family="table-cell" style:parent-style-name="표준_5f_구조도_28__29_" style:data-style-name="N228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표준_5f_구조도_28__29_" style:data-style-name="N228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표준_5f_구조도_28__29_" style:data-style-name="N228">
      <style:table-cell-properties style:glyph-orientation-vertical="0" fo:background-color="#ccff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75" style:family="table-cell" style:parent-style-name="표준_5f_구조도_28__29_" style:data-style-name="N228">
      <style:table-cell-properties style:glyph-orientation-vertical="0" fo:background-color="#00cc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77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8" style:family="table-cell" style:parent-style-name="표준_5f_구조도_28__29_" style:data-style-name="N228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표준_5f_구조도_28__29_" style:data-style-name="N216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표준_5f_구조도_28__29_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표준_5f_구조도_28__29_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7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29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3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94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31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7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98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표준_5f_구조도_28__29_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1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3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표준_5f_구조도_28__29_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110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57" style:family="table-cell" style:parent-style-name="표준_5f_구조도_28__29_">
      <style:table-cell-properties style:glyph-orientation-vertical="0" fo:background-color="#ffff0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9" style:family="table-cell" style:parent-style-name="표준_5f_구조도_28__29_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0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6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표준_5f_구조도_28__29_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</style:style>
    <style:style style:name="ce711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표준_5f_구조도_28__29_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7" style:family="table-cell" style:parent-style-name="표준_5f_구조도_28__29_" style:data-style-name="N216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0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3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2" style:family="table-cell" style:parent-style-name="표준_5f_구조도_28__29_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4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" style:family="text">
      <style:text-properties style:use-window-font-color="true" style:font-name="Calibri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2 Layer IPE Stackup" table:style-name="ta1" table:print-ranges="'12 Layer IPE Stackup'.A1:'12 Layer IPE Stackup'.AL24">
        <office:forms form:automatic-focus="false" form:apply-design-mode="false"/>
        <table:table-column table:style-name="co1" table:number-columns-repeated="4" table:default-cell-style-name="ce11"/>
        <table:table-column table:style-name="co2" table:number-columns-repeated="11" table:default-cell-style-name="ce11"/>
        <table:table-column table:style-name="co3" table:default-cell-style-name="ce11"/>
        <table:table-column table:style-name="co4" table:default-cell-style-name="ce79"/>
        <table:table-column table:style-name="co4" table:default-cell-style-name="ce11"/>
        <table:table-column table:style-name="co2" table:number-columns-repeated="7" table:default-cell-style-name="ce11"/>
        <table:table-column table:style-name="co5" table:number-columns-repeated="10" table:default-cell-style-name="ce11"/>
        <table:table-column table:style-name="co4" table:number-columns-repeated="3" table:default-cell-style-name="ce11"/>
        <table:table-column table:style-name="co5" table:number-columns-repeated="9" table:default-cell-style-name="ce590"/>
        <table:table-column table:style-name="co4" table:default-cell-style-name="ce590"/>
        <table:table-column table:style-name="co2" table:number-columns-repeated="23" table:default-cell-style-name="ce11"/>
        <table:table-column table:style-name="co6" table:number-columns-repeated="159" table:default-cell-style-name="ce11"/>
        <table:table-column table:style-name="co6" table:number-columns-repeated="737" table:default-cell-style-name="Default"/>
        <table:table-row table:style-name="ro1">
          <table:table-cell table:style-name="ce579" office:value-type="string" calcext:value-type="string" table:number-columns-spanned="15" table:number-rows-spanned="1">
            <text:p>Buildup Structure</text:p>
          </table:table-cell>
          <table:covered-table-cell table:number-columns-repeated="14" table:style-name="ce12"/>
          <table:table-cell table:style-name="ce12" table:number-columns-repeated="22"/>
          <table:table-cell table:style-name="ce117"/>
          <table:table-cell table:style-name="ce12" table:number-columns-repeated="9"/>
          <table:table-cell table:style-name="ce117"/>
          <table:table-cell table:style-name="ce714" table:number-columns-repeated="919"/>
        </table:table-row>
        <table:table-row table:style-name="ro2">
          <table:table-cell table:style-name="ce717" office:value-type="string" calcext:value-type="string" table:number-columns-spanned="15" table:number-rows-spanned="1">
            <text:p>4 Layer Multi-CB standard</text:p>
          </table:table-cell>
          <table:covered-table-cell table:number-columns-repeated="14" table:style-name="ce592"/>
          <table:table-cell table:style-name="ce56" office:value-type="string" calcext:value-type="string" table:number-columns-spanned="23" table:number-rows-spanned="1">
            <text:p>FMC+ SMA Breakout</text:p>
          </table:table-cell>
          <table:covered-table-cell table:number-columns-repeated="10" table:style-name="ce12"/>
          <table:covered-table-cell table:style-name="ce102"/>
          <table:covered-table-cell table:number-columns-repeated="10" table:style-name="ce12"/>
          <table:covered-table-cell table:style-name="ce117"/>
          <table:table-cell table:style-name="ce56" office:value-type="date" office:date-value="2023-01-03" calcext:value-type="date" table:number-columns-spanned="10" table:number-rows-spanned="1">
            <text:p>2023-1-3</text:p>
          </table:table-cell>
          <table:covered-table-cell table:style-name="ce102"/>
          <table:covered-table-cell table:number-columns-repeated="7" table:style-name="ce12"/>
          <table:covered-table-cell table:style-name="ce117"/>
          <table:table-cell table:style-name="ce590" table:number-columns-repeated="182"/>
          <table:table-cell table:number-columns-repeated="737"/>
        </table:table-row>
        <table:table-row table:style-name="ro3">
          <table:table-cell table:style-name="ce581"/>
          <table:table-cell table:style-name="ce593" table:number-columns-repeated="15"/>
          <table:table-cell table:style-name="ce658"/>
          <table:table-cell table:style-name="ce593" table:number-columns-repeated="20"/>
          <table:table-cell table:style-name="ce711"/>
          <table:table-cell table:style-name="ce593" table:number-columns-repeated="9"/>
          <table:table-cell table:style-name="ce711"/>
          <table:table-cell table:style-name="ce590" table:number-columns-repeated="182"/>
          <table:table-cell table:number-columns-repeated="737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1" office:value-type="string" calcext:value-type="string" table:number-columns-spanned="7" table:number-rows-spanned="1">
            <text:p>THT-VIA</text:p>
          </table:table-cell>
          <table:covered-table-cell table:number-columns-repeated="6" table:style-name="ce81"/>
          <table:table-cell table:style-name="ce593"/>
          <table:table-cell table:style-name="ce103" office:value-type="string" calcext:value-type="string" table:number-columns-spanned="11" table:number-rows-spanned="1">
            <text:p>Differential Routing Zdiff= 100<text:span text:style-name="T1">Ω</text:span></text:p>
          </table:table-cell>
          <table:covered-table-cell table:number-columns-repeated="10" table:style-name="ce108"/>
          <table:table-cell table:style-name="ce711"/>
          <table:table-cell table:style-name="ce593"/>
          <table:table-cell table:style-name="ce104" office:value-type="string" calcext:value-type="string" table:number-columns-spanned="8" table:number-rows-spanned="1">
            <text:p>Single Ended Routing Z0= 50<text:span text:style-name="T1">Ω</text:span></text:p>
          </table:table-cell>
          <table:covered-table-cell table:number-columns-repeated="5" table:style-name="ce108"/>
          <table:covered-table-cell table:number-columns-repeated="2" table:style-name="Default"/>
          <table:table-cell table:style-name="ce711"/>
          <table:table-cell table:style-name="ce590" table:number-columns-repeated="182"/>
          <table:table-cell table:number-columns-repeated="737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1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1"/>
          <table:table-cell table:style-name="ce641"/>
          <table:table-cell table:style-name="ce104" office:value-type="string" calcext:value-type="string" table:number-columns-spanned="3" table:number-rows-spanned="1">
            <text:p>Layer</text:p>
          </table:table-cell>
          <table:covered-table-cell table:number-columns-repeated="2" table:style-name="ce109"/>
          <table:table-cell table:style-name="ce104"/>
          <table:table-cell table:style-name="ce111" office:value-type="string" calcext:value-type="string" table:number-columns-spanned="2" table:number-rows-spanned="1">
            <text:p>Width</text:p>
          </table:table-cell>
          <table:covered-table-cell table:style-name="ce111"/>
          <table:table-cell table:style-name="ce111" office:value-type="string" calcext:value-type="string" table:number-columns-spanned="3" table:number-rows-spanned="1">
            <text:p>Separation</text:p>
          </table:table-cell>
          <table:covered-table-cell table:style-name="ce111"/>
          <table:covered-table-cell table:style-name="ce104"/>
          <table:table-cell table:style-name="ce109" office:value-type="string" calcext:value-type="string" table:number-columns-spanned="2" table:number-rows-spanned="1">
            <text:p>Width</text:p>
          </table:table-cell>
          <table:covered-table-cell table:style-name="ce109"/>
          <table:table-cell table:style-name="ce711"/>
          <table:table-cell table:style-name="ce641"/>
          <table:table-cell table:style-name="ce104" office:value-type="string" calcext:value-type="string" table:number-columns-spanned="3" table:number-rows-spanned="1">
            <text:p>Layer</text:p>
          </table:table-cell>
          <table:covered-table-cell table:number-columns-repeated="2" table:style-name="ce109"/>
          <table:table-cell table:style-name="ce104"/>
          <table:table-cell table:style-name="ce111" office:value-type="string" calcext:value-type="string" table:number-columns-spanned="2" table:number-rows-spanned="1">
            <text:p>Width</text:p>
          </table:table-cell>
          <table:covered-table-cell table:style-name="ce111"/>
          <table:table-cell table:style-name="Default" table:number-columns-spanned="2" table:number-rows-spanned="1"/>
          <table:covered-table-cell table:style-name="Default"/>
          <table:table-cell table:style-name="ce711"/>
          <table:table-cell table:style-name="ce590" table:number-columns-repeated="182"/>
          <table:table-cell table:number-columns-repeated="737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78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3"/>
          <table:table-cell table:style-name="ce704" table:number-columns-repeated="2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6"/>
          <table:table-cell table:style-name="표준_5f_구조도_28__29_" table:number-columns-repeated="2"/>
          <table:table-cell table:style-name="ce711"/>
          <table:table-cell table:style-name="ce590" table:number-columns-repeated="182"/>
          <table:table-cell table:number-columns-repeated="737"/>
        </table:table-row>
        <table:table-row table:style-name="ro4">
          <table:table-cell table:style-name="ce6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26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29"/>
          <table:table-cell table:style-name="ce633"/>
          <table:table-cell table:style-name="ce46" table:number-columns-spanned="3" table:number-rows-spanned="1"/>
          <table:covered-table-cell table:number-columns-repeated="2" table:style-name="ce46"/>
          <table:table-cell table:style-name="ce15"/>
          <table:table-cell table:style-name="ce60" office:value-type="float" office:value="25" calcext:value-type="float">
            <text:p>2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6" table:number-columns-spanned="3" table:number-rows-spanned="2"/>
          <table:covered-table-cell table:style-name="ce89"/>
          <table:covered-table-cell table:style-name="ce95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47" office:value-type="string" calcext:value-type="string" table:number-columns-spanned="3" table:number-rows-spanned="1">
            <text:p>Layer 01</text:p>
          </table:table-cell>
          <table:covered-table-cell table:style-name="ce637"/>
          <table:covered-table-cell table:style-name="ce638"/>
          <table:table-cell table:style-name="ce15"/>
          <table:table-cell table:style-name="ce60" office:value-type="float" office:value="35" calcext:value-type="float">
            <text:p>3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7"/>
          <table:covered-table-cell table:style-name="ce829"/>
          <table:covered-table-cell table:style-name="ce831"/>
          <table:table-cell table:style-name="ce15" table:number-columns-repeated="3"/>
          <table:table-cell table:style-name="ce105" office:value-type="string" calcext:value-type="string" table:number-columns-spanned="3" table:number-rows-spanned="1">
            <text:p>LA01</text:p>
          </table:table-cell>
          <table:covered-table-cell table:style-name="ce110"/>
          <table:covered-table-cell table:style-name="Default"/>
          <table:table-cell table:style-name="Default"/>
          <table:table-cell table:style-name="ce857" office:value-type="string" calcext:value-type="string" table:number-columns-spanned="2" table:number-rows-spanned="1">
            <text:p><text:s/>120 μm</text:p>
          </table:table-cell>
          <table:covered-table-cell table:style-name="ce859"/>
          <table:table-cell table:style-name="ce105" office:value-type="string" calcext:value-type="string" table:number-columns-spanned="3" table:number-rows-spanned="1">
            <text:p>115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120 μm</text:p>
          </table:table-cell>
          <table:covered-table-cell table:style-name="ce859"/>
          <table:table-cell table:style-name="ce711"/>
          <table:table-cell table:style-name="ce15"/>
          <table:table-cell table:style-name="ce105" office:value-type="string" calcext:value-type="string" table:number-columns-spanned="3" table:number-rows-spanned="1">
            <text:p>LA01</text:p>
          </table:table-cell>
          <table:covered-table-cell table:style-name="ce110"/>
          <table:covered-table-cell table:style-name="Default"/>
          <table:table-cell table:style-name="Default"/>
          <table:table-cell table:style-name="ce857" office:value-type="string" calcext:value-type="string" table:number-columns-spanned="2" table:number-rows-spanned="1">
            <text:p>245 μm</text:p>
          </table:table-cell>
          <table:covered-table-cell table:style-name="ce859"/>
          <table:table-cell table:style-name="표준_5f_구조도_28__29_" table:number-columns-spanned="2" table:number-rows-spanned="1"/>
          <table:covered-table-cell table:style-name="표준_5f_구조도_28__29_"/>
          <table:table-cell table:style-name="ce711"/>
          <table:table-cell table:number-columns-repeated="919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28" office:value-type="string" calcext:value-type="string" table:number-columns-spanned="6" table:number-rows-spanned="1">
            <text:p>1x Prepreg 1080</text:p>
          </table:table-cell>
          <table:covered-table-cell table:number-columns-repeated="4" table:style-name="ce36"/>
          <table:covered-table-cell table:style-name="ce41"/>
          <table:table-cell table:style-name="ce633"/>
          <table:table-cell table:style-name="ce48" table:number-columns-repeated="3"/>
          <table:table-cell table:style-name="ce15"/>
          <table:table-cell table:style-name="ce61" office:value-type="float" office:value="70" calcext:value-type="float">
            <text:p>70.00</text:p>
          </table:table-cell>
          <table:table-cell table:style-name="ce73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15"/>
          <table:table-cell table:style-name="ce851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8" office:value-type="string" calcext:value-type="string" table:number-columns-spanned="6" table:number-rows-spanned="1">
            <text:p>1x Prepreg 1080</text:p>
          </table:table-cell>
          <table:covered-table-cell table:number-columns-repeated="4" table:style-name="ce37"/>
          <table:covered-table-cell table:style-name="ce42"/>
          <table:table-cell table:style-name="ce633"/>
          <table:table-cell table:style-name="ce48" table:number-columns-repeated="3"/>
          <table:table-cell table:style-name="ce15"/>
          <table:table-cell table:style-name="ce61" office:value-type="float" office:value="70" calcext:value-type="float">
            <text:p>70.00</text:p>
          </table:table-cell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15"/>
          <table:table-cell table:style-name="ce851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29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29"/>
          <table:table-cell table:style-name="ce633"/>
          <table:table-cell table:style-name="ce47" office:value-type="string" calcext:value-type="string" table:number-columns-spanned="3" table:number-rows-spanned="1">
            <text:p>Layer 02</text:p>
          </table:table-cell>
          <table:covered-table-cell table:style-name="ce637"/>
          <table:covered-table-cell table:style-name="ce638"/>
          <table:table-cell table:style-name="ce15"/>
          <table:table-cell table:style-name="ce60" office:value-type="float" office:value="35" calcext:value-type="float">
            <text:p>3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6" table:number-columns-spanned="3" table:number-rows-spanned="1"/>
          <table:covered-table-cell table:style-name="ce93"/>
          <table:covered-table-cell table:style-name="ce97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15"/>
          <table:table-cell table:style-name="ce851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30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62" office:value-type="float" office:value="1200" calcext:value-type="float">
            <text:p>1200.00</text:p>
          </table:table-cell>
          <table:table-cell table:style-name="ce75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100"/>
          <table:table-cell table:style-name="ce106" table:number-columns-repeated="11"/>
          <table:table-cell table:style-name="ce711"/>
          <table:table-cell table:style-name="ce100"/>
          <table:table-cell table:style-name="ce106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63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851" table:number-columns-repeated="12"/>
          <table:table-cell table:style-name="ce711"/>
          <table:table-cell table:style-name="ce851" table:number-columns-repeated="7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47" office:value-type="string" calcext:value-type="string" table:number-columns-spanned="3" table:number-rows-spanned="1">
            <text:p>Layer 03</text:p>
          </table:table-cell>
          <table:covered-table-cell table:style-name="ce637"/>
          <table:covered-table-cell table:style-name="ce638"/>
          <table:table-cell table:style-name="ce15"/>
          <table:table-cell table:style-name="ce60" office:value-type="float" office:value="35" calcext:value-type="float">
            <text:p>3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6" table:number-columns-spanned="3" table:number-rows-spanned="1"/>
          <table:covered-table-cell table:style-name="ce93"/>
          <table:covered-table-cell table:style-name="ce97"/>
          <table:table-cell table:style-name="ce15" table:number-columns-repeated="2"/>
          <table:table-cell table:style-name="ce851" table:number-columns-repeated="12"/>
          <table:table-cell table:style-name="ce711"/>
          <table:table-cell table:style-name="ce851" table:number-columns-repeated="7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28" office:value-type="string" calcext:value-type="string" table:number-columns-spanned="6" table:number-rows-spanned="1">
            <text:p>1x Prepreg 1080</text:p>
          </table:table-cell>
          <table:covered-table-cell table:number-columns-repeated="4" table:style-name="ce36"/>
          <table:covered-table-cell table:style-name="ce41"/>
          <table:table-cell table:style-name="ce633"/>
          <table:table-cell table:style-name="ce48" table:number-columns-repeated="3"/>
          <table:table-cell table:style-name="ce15"/>
          <table:table-cell table:style-name="ce61" office:value-type="float" office:value="70" calcext:value-type="float">
            <text:p>70.00</text:p>
          </table:table-cell>
          <table:table-cell table:style-name="ce73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6" table:number-columns-spanned="1" table:number-rows-spanned="2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8" office:value-type="string" calcext:value-type="string" table:number-columns-spanned="6" table:number-rows-spanned="1">
            <text:p>1x Prepreg 1080</text:p>
          </table:table-cell>
          <table:covered-table-cell table:number-columns-repeated="4" table:style-name="ce37"/>
          <table:covered-table-cell table:style-name="ce42"/>
          <table:table-cell table:style-name="ce633"/>
          <table:table-cell table:style-name="ce48" table:number-columns-repeated="3"/>
          <table:table-cell table:style-name="ce15"/>
          <table:table-cell table:style-name="ce61" office:value-type="float" office:value="70" calcext:value-type="float">
            <text:p>70.00</text:p>
          </table:table-cell>
          <table:covered-table-cell table:style-name="ce819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6"/>
          <table:table-cell table:style-name="표준_5f_구조도_28__29_" table:number-columns-repeated="2"/>
          <table:table-cell table:style-name="ce711"/>
          <table:table-cell table:number-columns-repeated="919"/>
        </table:table-row>
        <table:table-row table:style-name="ro4">
          <table:table-cell table:style-name="ce6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26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29"/>
          <table:table-cell table:style-name="ce633"/>
          <table:table-cell table:style-name="ce47" office:value-type="string" calcext:value-type="string" table:number-columns-spanned="3" table:number-rows-spanned="1">
            <text:p>Layer 04</text:p>
          </table:table-cell>
          <table:covered-table-cell table:style-name="ce637"/>
          <table:covered-table-cell table:style-name="ce638"/>
          <table:table-cell table:style-name="ce15"/>
          <table:table-cell table:style-name="ce64" office:value-type="float" office:value="35" calcext:value-type="float">
            <text:p>3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6" table:number-columns-spanned="3" table:number-rows-spanned="2"/>
          <table:covered-table-cell table:style-name="ce89"/>
          <table:covered-table-cell table:style-name="ce95"/>
          <table:table-cell table:style-name="ce15" table:number-columns-repeated="3"/>
          <table:table-cell table:style-name="ce105" office:value-type="string" calcext:value-type="string" table:number-columns-spanned="3" table:number-rows-spanned="1">
            <text:p>LA04</text:p>
          </table:table-cell>
          <table:covered-table-cell table:style-name="ce110"/>
          <table:covered-table-cell table:style-name="Default"/>
          <table:table-cell table:style-name="Default"/>
          <table:table-cell table:style-name="ce857" office:value-type="string" calcext:value-type="string" table:number-columns-spanned="2" table:number-rows-spanned="1">
            <text:p><text:s/>120 μm</text:p>
          </table:table-cell>
          <table:covered-table-cell table:style-name="ce859"/>
          <table:table-cell table:style-name="ce105" office:value-type="string" calcext:value-type="string" table:number-columns-spanned="3" table:number-rows-spanned="1">
            <text:p>115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120 μm</text:p>
          </table:table-cell>
          <table:covered-table-cell table:style-name="ce859"/>
          <table:table-cell table:style-name="ce711"/>
          <table:table-cell table:style-name="ce15"/>
          <table:table-cell table:style-name="ce105" office:value-type="string" calcext:value-type="string" table:number-columns-spanned="3" table:number-rows-spanned="1">
            <text:p>LA04</text:p>
          </table:table-cell>
          <table:covered-table-cell table:style-name="ce110"/>
          <table:covered-table-cell table:style-name="Default"/>
          <table:table-cell table:style-name="Default"/>
          <table:table-cell table:style-name="ce857" office:value-type="string" calcext:value-type="string" table:number-columns-spanned="2" table:number-rows-spanned="1">
            <text:p>245 μm</text:p>
          </table:table-cell>
          <table:covered-table-cell table:style-name="ce859"/>
          <table:table-cell table:style-name="표준_5f_구조도_28__29_" table:number-columns-spanned="2" table:number-rows-spanned="1"/>
          <table:covered-table-cell table:style-name="표준_5f_구조도_28__29_"/>
          <table:table-cell table:style-name="ce711"/>
          <table:table-cell table:number-columns-repeated="919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6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29"/>
          <table:table-cell table:style-name="ce633"/>
          <table:table-cell table:style-name="ce49" table:number-columns-repeated="3"/>
          <table:table-cell table:style-name="ce15"/>
          <table:table-cell table:style-name="ce64" office:value-type="float" office:value="25" calcext:value-type="float">
            <text:p>25.00</text:p>
          </table:table-cell>
          <table:table-cell table:style-name="ce72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7"/>
          <table:covered-table-cell table:style-name="ce829"/>
          <table:covered-table-cell table:style-name="ce831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8"/>
          <table:table-cell table:style-name="ce711"/>
          <table:table-cell table:number-columns-repeated="919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65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15"/>
          <table:table-cell table:style-name="ce593" table:number-columns-repeated="8"/>
          <table:table-cell table:style-name="ce711"/>
          <table:table-cell table:number-columns-repeated="919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2" office:value-type="string" calcext:value-type="string" table:number-columns-spanned="7" table:number-rows-spanned="1">
            <text:p>THT-VIA</text:p>
          </table:table-cell>
          <table:covered-table-cell table:number-columns-repeated="5" table:style-name="ce84"/>
          <table:covered-table-cell table:style-name="ce98"/>
          <table:table-cell table:style-name="ce593"/>
          <table:table-cell table:style-name="ce107" table:number-columns-repeated="11"/>
          <table:table-cell table:style-name="ce711"/>
          <table:table-cell table:style-name="ce593"/>
          <table:table-cell table:style-name="ce853" table:number-columns-repeated="8"/>
          <table:table-cell table:style-name="ce711"/>
          <table:table-cell table:number-columns-repeated="919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5"/>
          <table:covered-table-cell table:style-name="ce99"/>
          <table:table-cell table:style-name="ce593"/>
          <table:table-cell table:style-name="ce107" table:number-columns-repeated="11"/>
          <table:table-cell table:style-name="ce711"/>
          <table:table-cell table:style-name="ce593"/>
          <table:table-cell table:style-name="ce853" table:number-columns-repeated="8"/>
          <table:table-cell table:style-name="ce711"/>
          <table:table-cell table:number-columns-repeated="919"/>
        </table:table-row>
        <table:table-row table:style-name="ro4" table:number-rows-repeated="2">
          <table:table-cell table:style-name="ce581"/>
          <table:table-cell table:style-name="ce593" table:number-columns-repeated="4"/>
          <table:table-cell table:style-name="ce15" table:number-columns-repeated="9"/>
          <table:table-cell table:style-name="ce54"/>
          <table:table-cell table:style-name="ce66"/>
          <table:table-cell table:style-name="ce77"/>
          <table:table-cell table:style-name="ce54"/>
          <table:table-cell table:style-name="ce15" table:number-columns-repeated="4"/>
          <table:table-cell table:style-name="ce54" table:number-columns-repeated="3"/>
          <table:table-cell table:style-name="ce593" table:number-columns-repeated="12"/>
          <table:table-cell table:style-name="ce711"/>
          <table:table-cell table:style-name="ce593" table:number-columns-repeated="9"/>
          <table:table-cell table:style-name="ce711"/>
          <table:table-cell table:number-columns-repeated="919"/>
        </table:table-row>
        <table:table-row table:style-name="ro5">
          <table:table-cell table:style-name="ce10" office:value-type="string" calcext:value-type="string" table:number-columns-spanned="14" table:number-rows-spanned="1">
            <text:p>Total Thickness</text:p>
          </table:table-cell>
          <table:covered-table-cell table:number-columns-repeated="12" table:style-name="ce602"/>
          <table:covered-table-cell table:style-name="ce639"/>
          <table:table-cell table:style-name="ce55"/>
          <table:table-cell table:style-name="ce67" table:formula="of:=SUM([.P6:.P19])" office:value-type="float" office:value="1690" calcext:value-type="float">
            <text:p>1690.00</text:p>
          </table:table-cell>
          <table:table-cell table:style-name="ce78" office:value-type="string" calcext:value-type="string">
            <text:p>μm</text:p>
          </table:table-cell>
          <table:table-cell table:style-name="ce80" table:number-columns-repeated="18"/>
          <table:table-cell table:style-name="ce116" table:number-columns-repeated="2"/>
          <table:table-cell table:style-name="ce119"/>
          <table:table-cell table:style-name="ce667" table:number-columns-repeated="9"/>
          <table:table-cell table:style-name="ce712"/>
          <table:table-cell table:number-columns-repeated="919"/>
        </table:table-row>
        <table:table-row table:style-name="ro6" table:number-rows-repeated="828">
          <table:table-cell table:number-columns-repeated="967"/>
        </table:table-row>
        <table:table-row table:style-name="ro7" table:number-rows-repeated="1047700">
          <table:table-cell table:number-columns-repeated="967"/>
        </table:table-row>
        <table:table-row table:style-name="ro8" table:number-rows-repeated="23">
          <table:table-cell table:number-columns-repeated="967"/>
        </table:table-row>
        <table:table-row table:style-name="ro8"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돋움" svg:font-family="돋움" style:font-family-generic="modern" style:font-pitch="fixed"/>
    <style:font-face style:name="CG Times (WN)" svg:font-family="'CG Times (WN)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percentage-style style:name="N121">
      <number:number number:decimal-places="2" loext:min-decimal-places="2" number:min-integer-digits="1"/>
      <number:text> %</number:text>
    </number:percentage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text>(--</number:text>
      <number:number number:decimal-places="1" loext:min-decimal-places="1" number:min-integer-digits="1"/>
      <number:text>)</number:text>
    </number:number-style>
    <number:number-style style:name="N140P0" style:volatile="true">
      <number:number number:decimal-places="1" loext:min-decimal-places="1" number:min-integer-digits="1" number:grouping="true"/>
      <number:text> </number:text>
    </number:number-style>
    <number:number-style style:name="N14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0P0"/>
    </number:number-style>
    <number:number-style style:name="N143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percentage-style style:name="N145P0" style:volatile="true">
      <number:number number:decimal-places="1" loext:min-decimal-places="1" number:min-integer-digits="1"/>
      <number:text>%</number:text>
    </number:percentage-style>
    <number:percentage-style style:name="N145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45P0"/>
    </number:percentage-style>
    <number:number-style style:name="N146">
      <number:text>(</number:text>
      <number:number number:decimal-places="1" loext:min-decimal-places="1" number:min-integer-digits="1"/>
      <number:text>)</number:text>
    </number:number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P0" style:volatile="true">
      <number:number number:decimal-places="1" loext:min-decimal-places="1" number:min-integer-digits="1"/>
      <number:text>%</number:text>
    </number:percentage-style>
    <number:percentage-style style:name="N151">
      <number:text>(</number:text>
      <number:number number:decimal-places="1" loext:min-decimal-places="1" number:min-integer-digits="1"/>
      <number:text>%)</number:text>
      <style:map style:condition="value()&gt;=0" style:apply-style-name="N151P0"/>
    </number:percentage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1" loext:min-decimal-places="1" number:min-integer-digits="1" number:grouping="true"/>
    </number:number-style>
    <number:number-style style:name="N161">
      <number:text>-</number:text>
      <number:number number:decimal-places="1" loext:min-decimal-places="1" number:min-integer-digits="1" number:grouping="true"/>
      <style:map style:condition="value()&gt;=0" style:apply-style-name="N161P0"/>
    </number:number-style>
    <number:date-style style:name="N162">
      <number:year number:style="long"/>
      <number:text>년 </number:text>
      <number:month/>
      <number:text>월</number:text>
    </number:date-style>
    <number:number-style style:name="N163P0" style:volatile="true">
      <number:number number:decimal-places="1" loext:min-decimal-places="1" number:min-integer-digits="1" number:grouping="true"/>
    </number:number-style>
    <number:number-style style:name="N163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63P0"/>
    </number:number-style>
    <number:date-style style:name="N16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number-style style:name="N165">
      <number:number number:decimal-places="4" loext:min-decimal-places="4" number:min-integer-digits="1"/>
    </number:number-style>
    <number:date-style style:name="N166">
      <number:year number:style="long"/>
      <number:text>/</number:text>
      <number:month/>
      <number:text>/</number:text>
      <number:day/>
    </number:date-style>
    <number:number-style style:name="N167">
      <number:text>(-</number:text>
      <number:number number:decimal-places="1" loext:min-decimal-places="1" number:min-integer-digits="1"/>
      <number:text>)</number:text>
    </number:number-style>
    <number:number-style style:name="N169P0" style:volatile="true">
      <number:number number:decimal-places="0" loext:min-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69P0"/>
    </number:number-style>
    <number:number-style style:name="N1010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08P0"/>
    </number:number-style>
    <number:number-style style:name="N139">
      <number:number number:decimal-places="1" loext:min-decimal-places="1" number:min-integer-digits="1" number:grouping="true"/>
      <number:text> </number:text>
    </number:number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text> </loext:text>
      <loext:fill-character> </loext:fill-character>
      <number:text>-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time-style style:name="N184">
      <number:minutes number:style="long"/>
      <number:text>:</number:text>
      <number:seconds number:style="long"/>
    </number:time-style>
    <number:time-style style:name="N18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6">
      <number:minutes number:style="long"/>
      <number:text>:</number:text>
      <number:seconds number:style="long" number:decimal-places="1"/>
    </number:time-style>
    <number:number-style style:name="N18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9P0" style:volatile="true">
      <number:text>₩</number:text>
      <number:number number:decimal-places="0" loext:min-decimal-places="0" number:min-integer-digits="1" number:grouping="true"/>
    </number:number-style>
    <number:number-style style:name="N189">
      <number:text>-₩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P0" style:volatile="true">
      <number:text>₩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2P0" style:volatile="true">
      <number:text>₩</number:text>
      <number:number number:decimal-places="2" loext:min-decimal-places="2" number:min-integer-digits="1" number:grouping="true"/>
    </number:number-style>
    <number:number-style style:name="N192">
      <number:text>-₩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₩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7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2" style:volatile="true">
      <loext:text> ₩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7P0"/>
    </number:number-style>
    <number:number-style style:name="N208">
      <number:number number:decimal-places="0" loext:min-decimal-places="0" number:min-integer-digits="0">
        <number:embedded-text number:position="1"> ~ </number:embedded-text>
      </number:number>
      <number:text> ㎛</number:text>
    </number:number-style>
    <number:number-style style:name="N209">
      <number:number number:decimal-places="2" loext:min-decimal-places="2" number:min-integer-digits="1"/>
      <number:text> ㎛</number:text>
    </number:number-style>
    <number:number-style style:name="N210">
      <number:number number:decimal-places="0" loext:min-decimal-places="0" number:min-integer-digits="0">
        <number:embedded-text number:position="1">  ±  </number:embedded-text>
      </number:number>
      <number:text>  ㎛</number:text>
    </number:number-style>
    <number:number-style style:name="N211">
      <number:number number:decimal-places="4" loext:min-decimal-places="0" number:min-integer-digits="0" number:decimal-replacement=""/>
      <number:text> ㎜ ± ㎛</number:text>
    </number:number-style>
    <number:number-style style:name="N212">
      <number:text>min </number:text>
      <number:number number:decimal-places="2" loext:min-decimal-places="2" number:min-integer-digits="1"/>
      <number:text> ㎛</number:text>
    </number:number-style>
    <number:number-style style:name="N213">
      <number:text>§ </number:text>
      <number:number number:decimal-places="0" loext:min-decimal-places="0" number:min-integer-digits="2"/>
    </number:number-style>
    <number:number-style style:name="N214">
      <number:text>  </number:text>
      <number:number number:decimal-places="0" loext:min-decimal-places="0" number:min-integer-digits="0"/>
      <number:text> ㎛</number:text>
    </number:number-style>
    <number:number-style style:name="N215P0" style:volatile="true">
      <number:number number:decimal-places="1" loext:min-decimal-places="1" number:min-integer-digits="1" number:grouping="true"/>
    </number:number-style>
    <number:number-style style:name="N215">
      <style:text-properties fo:color="#ff0000"/>
      <number:number number:decimal-places="1" loext:min-decimal-places="1" number:min-integer-digits="1" number:grouping="true"/>
      <style:map style:condition="value()&gt;=0" style:apply-style-name="N215P0"/>
    </number:number-style>
    <number:number-style style:name="N216">
      <number:number number:decimal-places="1" loext:min-decimal-places="1" number:min-integer-digits="1"/>
    </number:number-style>
    <number:date-style style:name="N217">
      <number:year/>
      <number:text>년 </number:text>
      <number:month number:style="long"/>
      <number:text>월 </number:text>
      <number:day number:style="long"/>
      <number:text>일</number:text>
    </number:date-style>
    <number:number-style style:name="N218">
      <number:text>min </number:text>
      <number:number number:decimal-places="1" loext:min-decimal-places="1" number:min-integer-digits="1"/>
      <number:text> ㎛</number:text>
    </number:number-style>
    <number:number-style style:name="N219">
      <number:number number:decimal-places="0" loext:min-decimal-places="0" number:min-integer-digits="0">
        <number:embedded-text number:position="2"> ~ </number:embedded-text>
      </number:number>
      <number:text> ㎛</number:text>
    </number:number-style>
    <number:number-style style:name="N220">
      <number:number number:decimal-places="0" loext:min-decimal-places="0" number:min-integer-digits="0"/>
      <number:text>,</number:text>
    </number:number-style>
    <number:date-style style:name="N222P0" style:volatile="true">
      <number:year number:style="long"/>
      <number:text>년 </number:text>
      <number:month number:style="long"/>
      <number:text>월 </number:text>
      <number:day number:style="long"/>
      <number:text>일</number:text>
    </number:date-style>
    <number:text-style style:name="N222">
      <number:text-content/>
      <style:map style:condition="value()&lt;=1.79769313486232E+308" style:apply-style-name="N222P0"/>
    </number:text-style>
    <number:number-style style:name="N223">
      <number:number number:decimal-places="0" loext:min-decimal-places="0" number:min-integer-digits="0"/>
      <number:text> ㎛</number:text>
    </number:number-style>
    <number:number-style style:name="N224">
      <number:text>± </number:text>
      <number:number number:decimal-places="0" loext:min-decimal-places="0" number:min-integer-digits="0"/>
      <number:text> ㎛</number:text>
    </number:number-style>
    <number:number-style style:name="N225">
      <number:number number:decimal-places="2" loext:min-decimal-places="1" number:min-integer-digits="1" number:decimal-replacement=""/>
    </number:number-style>
    <number:number-style style:name="N226">
      <number:number number:decimal-places="0" loext:min-decimal-places="0" number:min-integer-digits="1" number:grouping="true"/>
      <number:text> </number:text>
    </number:number-style>
    <number:number-style style:name="N227">
      <number:number number:decimal-places="2" loext:min-decimal-places="2" number:min-integer-digits="1"/>
      <number:text> </number:text>
    </number:number-style>
    <number:number-style style:name="N228">
      <number:number number:decimal-places="0" loext:min-decimal-places="0" number:min-integer-digits="0"/>
      <number:text> um</number:text>
    </number:number-style>
    <number:number-style style:name="N230P0" style:volatile="true">
      <number:number number:decimal-places="2" loext:min-decimal-places="2" number:min-integer-digits="1" number:grouping="true"/>
      <number:text> </number:text>
    </number:number-style>
    <number:number-style style:name="N2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30P0"/>
    </number:number-style>
    <number:date-style style:name="N232P0" style:volatile="true">
      <number:year number:style="long"/>
      <number:text>-</number:text>
      <number:month/>
      <number:text>-</number:text>
      <number:day/>
    </number:date-style>
    <number:text-style style:name="N232">
      <number:text-content/>
      <style:map style:condition="value()&lt;=1.79769313486232E+308" style:apply-style-name="N232P0"/>
    </number:text-style>
    <number:date-style style:name="N233">
      <number:month number:style="long"/>
      <number:text>월 </number:text>
      <number:day number:style="long"/>
      <number:text>일</number:text>
    </number:date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20148" number:language="ko" number:country="KR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0149" number:language="ko" number:country="KR">
      <number:year number:style="long"/>
      <number:text>년 </number:text>
      <number:month/>
      <number:text>월 </number:text>
      <number:day/>
      <number:text>일 </number:text>
      <number:day-of-week number:style="long"/>
    </number:date-style>
    <style:style style:name="Default" style:family="table-cell">
      <style:table-cell-properties fo:padding="2.01pt" style:rotation-align="none" style:vertical-align="middle"/>
      <style:text-properties style:font-name="돋움" fo:font-family="돋움" style:font-family-generic="modern" style:font-pitch="fixed" fo:font-size="11pt" style:font-size-asian="11pt" style:font-name-complex="돋움" style:font-family-complex="돋움" style:font-family-generic-complex="modern" style:font-pitch-complex="fixed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8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Calc_20_Currency_20__28_2_29_" style:display-name="Calc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3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5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6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Calc_20_Units_20__28_0_29_" style:display-name="Calc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tego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family-generic-complex="swiss" style:font-pitch-complex="variable" style:font-size-complex="10pt" style:font-style-complex="normal" style:font-weight-complex="bold"/>
    </style:style>
    <style:style style:name="Comma_20__5b_00_5d_" style:display-name="Comma [00]" style:family="table-cell" style:parent-style-name="Default" style:data-style-name="N150">
      <style:table-cell-properties fo:padding="2.01pt"/>
    </style:style>
    <style:style style:name="Comma_20__5b_0_5d__5f__21__21__21_GO" style:display-name="Comma [0]_!!!GO" style:family="table-cell" style:parent-style-name="Default" style:data-style-name="N125">
      <style:table-cell-properties fo:padding="2.01pt"/>
    </style:style>
    <style:style style:name="Comma_5f__21__21__21_GO" style:display-name="Comma_!!!GO" style:family="table-cell" style:parent-style-name="Default" style:data-style-name="N129">
      <style:table-cell-properties fo:padding="2.01pt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0">
      <style:table-cell-properties fo:padding="2.01pt"/>
    </style:style>
    <style:style style:name="Currency_20__5b_0_5d__5f__21__21__21_GO" style:display-name="Currency [0]_!!!GO" style:family="table-cell" style:parent-style-name="Default" style:data-style-name="N155">
      <style:table-cell-properties fo:padding="2.01pt"/>
    </style:style>
    <style:style style:name="Currency_5f__21__21__21_GO" style:display-name="Currency_!!!GO" style:family="table-cell" style:parent-style-name="Default" style:data-style-name="N159">
      <style:table-cell-properties fo:padding="2.01pt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family-generic-complex="swiss" style:font-pitch-complex="variable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3c3c3c" style:diagonal-bl-tr="none" style:diagonal-tl-br="none" fo:background-color="transparent" fo:border-left="none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yperlink_20_1" style:display-name="Hyperlink 1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1">
      <style:table-cell-properties fo:padding="2.01pt"/>
    </style:style>
    <style:style style:name="Milliers_5f__21__21__21_GO" style:display-name="Milliers_!!!GO" style:family="table-cell" style:parent-style-name="Default" style:data-style-name="N162">
      <style:table-cell-properties fo:padding="2.01pt"/>
    </style:style>
    <style:style style:name="Model" style:family="table-cell" style:parent-style-name="Default" style:data-style-name="N0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pitch-complex="variable" style:font-size-complex="11pt" style:font-style-complex="normal" style:font-weight-complex="bold"/>
    </style:style>
    <style:style style:name="Mon_3f_aire_20__5b_0_5d__5f__21__21__21_GO" style:display-name="Mon?aire [0]_!!!GO" style:family="table-cell" style:parent-style-name="Default" style:data-style-name="N163">
      <style:table-cell-properties fo:padding="2.01pt"/>
    </style:style>
    <style:style style:name="Mon_3f_aire_5f__21__21__21_GO" style:display-name="Mon?aire_!!!GO" style:family="table-cell" style:parent-style-name="Default" style:data-style-name="N164">
      <style:table-cell-properties fo:padding="2.01pt"/>
    </style:style>
    <style:style style:name="Normal_20_-_20_Style1" style:display-name="Normal - Style1" style:family="table-cell" style:parent-style-name="Defaul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_21__21__21_GO" style:display-name="Normal_!!!G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66">
      <style:table-cell-properties fo:padding="2.01pt"/>
    </style:style>
    <style:style style:name="Percent_20__5b_0_5d_" style:display-name="Percent [0]" style:family="table-cell" style:parent-style-name="Default" style:data-style-name="N146">
      <style:table-cell-properties fo:padding="2.01pt"/>
    </style:style>
    <style:style style:name="Percent_20__5b_2_5d_" style:display-name="Percent [2]" style:family="table-cell" style:parent-style-name="Default" style:data-style-name="N121">
      <style:table-cell-properties fo:padding="2.01pt"/>
    </style:style>
    <style:style style:name="Percent_5f__23_6_20_Temps_20__26__20_Contractors" style:display-name="Percent_#6 Temps &amp; Contractors" style:family="table-cell" style:parent-style-name="Default" style:data-style-name="N167">
      <style:table-cell-properties fo:padding="2.01pt"/>
    </style:style>
    <style:style style:name="PrePop_20_Currency_20__28_0_29_" style:display-name="PrePop Currency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6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2.01pt"/>
    </style:style>
    <style:style style:name="RevList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hade" style:family="table-cell" style:parent-style-name="Default" style:data-style-name="N0">
      <style:table-cell-properties style:glyph-orientation-vertical="0" fo:background-color="#7f7fff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SPECI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G Times (WN)" fo:font-family="'CG Times (WN)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CG Times (WN)" style:font-family-complex="'CG Times (WN)'" style:font-family-generic-complex="roman" style:font-pitch-complex="variable" style:font-size-complex="10pt" style:font-style-complex="normal" style:font-weight-complex="normal"/>
    </style:style>
    <style:style style:name="subhea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pitch-complex="variable" style:font-size-complex="11pt" style:font-style-complex="normal" style:font-weight-complex="bold"/>
    </style:style>
    <style:style style:name="Subtotal" style:family="table-cell" style:parent-style-name="Default" style:data-style-name="N10108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67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Text_20_Indent_20_C" style:display-name="Text Indent C" style:family="table-cell" style:parent-style-name="Default" style:data-style-name="N138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一般_5f_OGI_20_Report_20__28_3_29_" style:display-name="一般_OGI Report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貨幣_5b_0_5d__5f_0929-" style:display-name="貨幣[0]_0929-" style:family="table-cell" style:parent-style-name="Default" style:data-style-name="N137">
      <style:table-cell-properties fo:padding="2.01pt"/>
    </style:style>
    <style:style style:name="超連結_5f_Q-S384A004BP-0411-NEW" style:display-name="超連結_Q-S384A004BP-0411-NEW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뷭_3f__5f_Pacific_20_Region_20_P_26_L" style:display-name="뷭?_Pacific Region P&amp;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콤마_20__5b_0_5d__5f_1" style:display-name="콤마 [0]_1" style:family="table-cell" style:parent-style-name="Default" style:data-style-name="N131">
      <style:table-cell-properties fo:padding="2.01pt"/>
    </style:style>
    <style:style style:name="콤마_5f_1" style:display-name="콤마_1" style:family="table-cell" style:parent-style-name="Default" style:data-style-name="N133">
      <style:table-cell-properties fo:padding="2.01pt"/>
    </style:style>
    <style:style style:name="표준_5f_구조도_28__29_" style:display-name="표준_구조도(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51pt" fo:margin-bottom="22.71pt" fo:margin-left="22.71pt" fo:margin-right="28.35pt" style:first-page-number="continue" loext:scale-to-X="1" loext:scale-to-Y="1" style:table-centering="horizontal" style:writing-mode="lr-tb"/>
      <style:header-style>
        <style:header-footer-properties fo:min-height="21.26pt" fo:margin-left="31.15pt" fo:margin-right="25.51pt" fo:margin-bottom="0pt"/>
      </style:header-style>
      <style:footer-style>
        <style:header-footer-properties svg:height="0pt" fo:margin-left="31.15pt" fo:margin-right="25.51pt" fo:margin-top="0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21.6pt" fo:margin-left="18pt" fo:margin-right="18pt" style:first-page-number="continue" loext:scale-to-X="1" loext:scale-to-Y="1" style:table-centering="horizontal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21.4pt"/>
      </style:footer-style>
    </style:page-layout>
    <style:page-layout style:name="Mpm5">
      <style:page-layout-properties fo:page-width="1190.55pt" fo:page-height="841.89pt" style:num-format="1" style:print-orientation="landscape" fo:margin-top="28.35pt" fo:margin-bottom="28.35pt" fo:margin-left="17.01pt" fo:margin-right="17.01pt" style:first-page-number="continue" loext:scale-to-X="1" loext:scale-to-Y="1" style:table-centering="horizontal" style:writing-mode="lr-tb"/>
      <style:header-style>
        <style:header-footer-properties fo:min-height="21.26pt" fo:margin-left="36.85pt" fo:margin-right="36.85pt" fo:margin-bottom="0pt"/>
      </style:header-style>
      <style:footer-style>
        <style:header-footer-properties fo:min-height="21.26pt" fo:margin-left="36.85pt" fo:margin-right="36.85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 style:data-style-name="N2" text:time-value="11:51:38.126986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6_20_Layer_20_THT_20_Backdrilled" style:display-name="PageStyle_16 Layer THT Backdrilled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3-01-03">00/00/0000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3-01-03">00/00/0000</text:date></text:span></text:p>
        </style:region-right>
      </style:footer-left>
    </style:master-page>
    <style:master-page style:name="PageStyle_5f_16_20_Layer_20_Blind_20_Vias" style:display-name="PageStyle_16 Layer Blind Vias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3-01-03">00/00/0000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3-01-03">00/00/0000</text:date></text:span></text:p>
        </style:region-right>
      </style:footer-left>
    </style:master-page>
    <style:master-page style:name="PageStyle_5f_16_20_Layer_20_ILFA_20_28069-0-5" style:display-name="PageStyle_16 Layer ILFA 28069-0-5" style:page-layout-name="Mpm4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3-01-03">00/00/0000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3-01-03">00/00/0000</text:date></text:span></text:p>
        </style:region-right>
      </style:footer-left>
    </style:master-page>
    <style:master-page style:name="PageStyle_5f_20_20_Layer_20_IPE_20_Stackup" style:display-name="PageStyle_20 Layer IPE Stacku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sung</meta:initial-creator>
    <meta:creation-date>2006-04-18T12:25:25</meta:creation-date>
    <dc:date>2023-01-03T12:02:57.131900978</dc:date>
    <meta:print-date>2022-02-04T16:39:17</meta:print-date>
    <meta:editing-duration>P4DT1H6M10S</meta:editing-duration>
    <meta:editing-cycles>13</meta:editing-cycles>
    <meta:generator>LibreOffice/6.0.7.3$Linux_X86_64 LibreOffice_project/00m0$Build-3</meta:generator>
    <dc:creator>Luis Ardila</dc:creator>
    <meta:document-statistic meta:table-count="1" meta:cell-count="83" meta:object-count="0"/>
  </office:meta>
</office:document-meta>
</file>